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2.421cm"/>
    </style:style>
    <style:style style:name="gr2" style:family="graphic" style:parent-style-name="standard">
      <style:graphic-properties draw:stroke="none" svg:stroke-color="#000000" draw:fill="none" draw:fill-color="#ffffff" fo:min-height="0.789cm"/>
    </style:style>
    <style:style style:name="gr3" style:family="graphic" style:parent-style-name="standard">
      <style:graphic-properties draw:stroke="none" svg:stroke-color="#000000" draw:fill="none" draw:fill-color="#ffffff" fo:min-height="0.6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83cm"/>
    </style:style>
    <style:style style:name="gr6" style:family="graphic" style:parent-style-name="standard">
      <style:graphic-properties draw:stroke="none" svg:stroke-color="#000000" draw:fill="none" draw:fill-color="#ffffff" fo:min-height="5.517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8" style:family="paragraph"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651cm" svg:x="6.453cm" svg:y="12.758cm">
          <text:p text:style-name="P1"><text:span text:style-name="T1">Pixelflut v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18cm" svg:height="1.039cm" svg:x="7.912cm" svg:y="12.123cm">
          <draw:text-box>
            <text:p text:style-name="P2"><text:span text:style-name="T2">MAC: 00:1b:21:8b:e5:18</text:span></text:p>
          </draw:text-box>
        </draw:frame>
        <draw:frame draw:style-name="gr3" draw:text-style-name="P5" draw:layer="layout" svg:width="3.048cm" svg:height="1.039cm" svg:x="7.731cm" svg:y="10.745cm">
          <draw:text-box>
            <text:p text:style-name="P4">Transit Net:</text:p>
            <text:p text:style-name="P4">4000:1234::/64</text:p>
          </draw:text-box>
        </draw:frame>
        <draw:frame draw:style-name="gr2" draw:text-style-name="P3" draw:layer="layout" svg:width="3.375cm" svg:height="1.039cm" svg:x="4.683cm" svg:y="12.123cm">
          <draw:text-box>
            <text:p text:style-name="P2"><text:span text:style-name="T2">4000:1234::42/64</text:span></text:p>
          </draw:text-box>
        </draw:frame>
        <draw:connector draw:style-name="gr4" draw:text-style-name="P6" draw:layer="layout" draw:type="line" svg:x1="7.913cm" svg:y1="14.409cm" svg:x2="7.905cm" svg:y2="15.852cm" draw:start-shape="id1" draw:start-glue-point="2" svg:d="M7913 14409l-8 1443" svg:viewBox="0 0 9 1444">
          <text:p/>
        </draw:connector>
        <draw:frame draw:style-name="gr5" draw:text-style-name="P5" draw:layer="layout" svg:width="5.334cm" svg:height="1.433cm" svg:x="7.858cm" svg:y="14.663cm">
          <draw:text-box>
            <text:p text:style-name="P4">Destination Net (virtual):</text:p>
            <text:p text:style-name="P4">4000:42::/64</text:p>
          </draw:text-box>
        </draw:frame>
        <draw:frame draw:style-name="gr6" draw:text-style-name="P5" draw:layer="layout" svg:width="12.573cm" svg:height="5.767cm" svg:x="2.397cm" svg:y="16.06cm">
          <draw:text-box>
            <text:p text:style-name="P4">Pixelflut v6 is acting like a router for the destination 4000:42::/64 net, but silently analyses and drops all packets.</text:p>
            <text:p text:style-name="P4"><text:span text:style-name="T3">This way there is only one Discovery of the IP </text:span><text:span text:style-name="T2">4000:1234::42 needed, not for all addresses that correspond to pixels in the destination 4000:42::/64 net.</text:span></text:p>
            <text:p text:style-name="P4"><text:span text:style-name="T2">But because pixelflut doesn’t answer any neighborhood discovery packets, the neighbor must be added static in the switch (see config below)</text:span></text:p>
            <text:p text:style-name="P4"><text:span text:style-name="T2"/></text:p>
            <text:p text:style-name="P4"><text:span text:style-name="T2">The clients must send their packets to 4000:42::xxxx:yyyy:rrgg:bb00</text:span></text:p>
            <text:p text:style-name="P4"><text:span text:style-name="T2"/></text:p>
            <text:p text:style-name="P7"><text:span text:style-name="T2">Configuration for switch::</text:span></text:p>
            <text:p text:style-name="P7"><text:span text:style-name="T2">(optional) ip -6 addr add 4000:1234::1/64 dev eno1</text:span></text:p>
            <text:p text:style-name="P7"><text:span text:style-name="T2">ip -6 neigh add 4000:1234::42 lladdr 00:1b:21:8b:e5:18 dev eno1</text:span></text:p>
            <text:p text:style-name="P4"><text:span text:style-name="T2">ip -6 route add 4000:42::/64 dev eno1 nexthop via 4000:1234::42</text:span></text:p>
          </draw:text-box>
        </draw:frame>
        <draw:custom-shape draw:style-name="gr1" draw:text-style-name="P1" xml:id="id2" draw:id="id2" draw:layer="layout" svg:width="2.921cm" svg:height="1.651cm" svg:x="6.461cm" svg:y="8.715cm"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7.921cm" svg:y1="10.366cm" svg:x2="7.913cm" svg:y2="12.758cm" draw:start-shape="id2" draw:start-glue-point="2" draw:end-shape="id1" svg:d="M7921 10366l-8 2392" svg:viewBox="0 0 9 2393">
          <text:p/>
        </draw:connector>
        <draw:frame draw:style-name="gr7" draw:text-style-name="P9" draw:layer="layout" svg:width="1.27cm" svg:height="0.526cm" svg:x="7.042cm" svg:y="10.272cm">
          <draw:text-box>
            <text:p text:style-name="P8"><text:span text:style-name="T4">eno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6:33:07.161138415</meta:creation-date>
    <dc:date>2019-08-05T17:05:56.935034192</dc:date>
    <meta:editing-duration>PT12M6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